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3.493cm"/>
    </style:style>
    <style:style style:name="表格4.B" style:family="table-column">
      <style:table-column-properties style:column-width="13.52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4.498cm"/>
    </style:style>
    <style:style style:name="表格5.B" style:family="table-column">
      <style:table-column-properties style:column-width="12.515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08be2" officeooo:paragraph-rsid="00108be2" style:font-size-asian="12pt" style:font-size-complex="12pt"/>
    </style:style>
    <style:style style:name="P2" style:family="paragraph" style:parent-style-name="Text_20_body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0a883" officeooo:paragraph-rsid="00115d54" style:font-size-asian="12pt" style:font-size-complex="12pt"/>
    </style:style>
    <style:style style:name="P3" style:family="paragraph" style:parent-style-name="Text_20_body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0a883" officeooo:paragraph-rsid="00121d39" style:font-size-asian="12pt" style:font-size-complex="12pt"/>
    </style:style>
    <style:style style:name="P4" style:family="paragraph" style:parent-style-name="Text_20_body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0a883" officeooo:paragraph-rsid="0016fb9b" style:font-size-asian="12pt" style:font-size-complex="12pt"/>
    </style:style>
    <style:style style:name="P5" style:family="paragraph" style:parent-style-name="Text_20_body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21d39" officeooo:paragraph-rsid="00121d39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officeooo:rsid="0010a883" officeooo:paragraph-rsid="0010a883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officeooo:rsid="00115d54" officeooo:paragraph-rsid="00115d5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officeooo:rsid="00185a89" officeooo:paragraph-rsid="00185a8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c067a" officeooo:paragraph-rsid="001c067a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c067a" officeooo:paragraph-rsid="001c067a" style:font-size-asian="12pt" style:font-size-complex="12pt"/>
    </style:style>
    <style:style style:name="P11" style:family="paragraph" style:parent-style-name="Table_20_Contents">
      <style:text-properties fo:font-size="12pt" officeooo:rsid="001e9357" officeooo:paragraph-rsid="001e9357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e9357" officeooo:paragraph-rsid="001e9357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ext_20_body">
      <style:paragraph-properties style:line-height-at-least="0.529cm" fo:text-align="start" style:justify-single-word="false"/>
      <style:text-properties officeooo:paragraph-rsid="001eb0ef"/>
    </style:style>
    <style:style style:name="P15" style:family="paragraph" style:parent-style-name="Text_20_body">
      <style:text-properties officeooo:rsid="001c067a" officeooo:paragraph-rsid="001c067a"/>
    </style:style>
    <style:style style:name="P16" style:family="paragraph" style:parent-style-name="Text_20_body">
      <style:text-properties fo:font-size="12pt" officeooo:rsid="001c067a" officeooo:paragraph-rsid="001c067a" style:font-size-asian="12pt" style:font-size-complex="12pt"/>
    </style:style>
    <style:style style:name="P17" style:family="paragraph" style:parent-style-name="Text_20_body" style:list-style-name="L7">
      <style:text-properties fo:font-size="12pt" officeooo:rsid="00270c9b" officeooo:paragraph-rsid="00270c9b" style:font-size-asian="12pt" style:font-size-complex="12pt"/>
    </style:style>
    <style:style style:name="P18" style:family="paragraph" style:parent-style-name="Text_20_body">
      <style:text-properties fo:font-size="12pt" officeooo:rsid="00270c9b" officeooo:paragraph-rsid="00270c9b" style:font-size-asian="12pt" style:font-size-complex="12pt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fo:font-size="13.6999998092651pt" officeooo:rsid="0025301e" officeooo:paragraph-rsid="0025301e" style:font-size-asian="12pt" style:font-size-complex="13.6999998092651pt"/>
    </style:style>
    <style:style style:name="P21" style:family="paragraph" style:parent-style-name="Text_20_body">
      <style:paragraph-properties fo:text-align="start" style:justify-single-word="false"/>
      <style:text-properties fo:font-size="13.6999998092651pt" officeooo:rsid="0025301e" officeooo:paragraph-rsid="00265990" style:font-size-asian="12pt" style:font-size-complex="13.6999998092651pt"/>
    </style:style>
    <style:style style:name="P22" style:family="paragraph" style:parent-style-name="Text_20_body" style:list-style-name="L4">
      <style:paragraph-properties fo:text-align="start" style:justify-single-word="false"/>
      <style:text-properties fo:font-size="13.6999998092651pt" officeooo:rsid="00265990" officeooo:paragraph-rsid="00265990" style:font-size-asian="12pt" style:font-size-complex="13.6999998092651pt"/>
    </style:style>
    <style:style style:name="P23" style:family="paragraph" style:parent-style-name="Text_20_body">
      <style:text-properties officeooo:paragraph-rsid="00270c9b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c067a" officeooo:paragraph-rsid="001c067a" style:font-size-asian="12pt" style:font-size-complex="12pt"/>
    </style:style>
    <style:style style:name="P25" style:family="paragraph" style:parent-style-name="Heading_20_2" style:list-style-name="L1">
      <style:paragraph-properties fo:text-align="center" style:justify-single-word="false"/>
    </style:style>
    <style:style style:name="P26" style:family="paragraph" style:parent-style-name="Heading_20_2">
      <style:paragraph-properties fo:text-align="center" style:justify-single-word="false"/>
      <style:text-properties officeooo:paragraph-rsid="00240a7b"/>
    </style:style>
    <style:style style:name="P27" style:family="paragraph" style:parent-style-name="Heading_20_3" style:list-style-name="L2"/>
    <style:style style:name="P28" style:family="paragraph" style:parent-style-name="Heading_20_3" style:list-style-name="L2">
      <style:text-properties fo:color="#000000" fo:font-weight="bold" style:font-weight-asian="bold" style:font-weight-complex="bold"/>
    </style:style>
    <style:style style:name="P29" style:family="paragraph" style:parent-style-name="Heading_20_3" style:list-style-name="L5"/>
    <style:style style:name="P30" style:family="paragraph" style:parent-style-name="Heading_20_3" style:list-style-name="L6"/>
    <style:style style:name="T1" style:family="text">
      <style:text-properties fo:font-variant="normal" fo:text-transform="none" fo:color="#000000" style:font-name="Arial" fo:font-size="12pt" fo:letter-spacing="normal" fo:font-style="normal" fo:font-weight="normal" officeooo:rsid="00152d1c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1eb0ef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70c9b" style:font-size-asian="12pt" style:font-size-complex="12pt"/>
    </style:style>
    <style:style style:name="T5" style:family="text">
      <style:text-properties officeooo:rsid="00115d54"/>
    </style:style>
    <style:style style:name="T6" style:family="text">
      <style:text-properties officeooo:rsid="00121d39"/>
    </style:style>
    <style:style style:name="T7" style:family="text">
      <style:text-properties officeooo:rsid="001cd4d2"/>
    </style:style>
    <style:style style:name="T8" style:family="text">
      <style:text-properties officeooo:rsid="0022d94e"/>
    </style:style>
    <style:style style:name="T9" style:family="text">
      <style:text-properties officeooo:rsid="00265990"/>
    </style:style>
    <style:style style:name="T10" style:family="text">
      <style:text-properties officeooo:rsid="00270c9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09779607001092043" text:style-name="L1">
        <text:list-header>
          <text:h text:style-name="P25" text:outline-level="2">前言 Qt Multimedia</text:h>
        </text:list-header>
      </text:list>
      <text:p text:style-name="P14"><text:span text:style-name="T1"><text:tab/></text:span><text:span text:style-name="T2">Qt Multimedia</text:span><text:span text:style-name="T1">是一个重要的模块，提供了丰富的QML类型和C ++类来处理多媒体内容。它还提供必要的API来访问摄像头和无线电功能。包括的Qt音频引擎提供了3D位置音频播放和内容管理的类型。</text:span></text:p>
      <text:p text:style-name="P1"><text:tab/>此模块的功能分为以下子模块：</text:p>
      <text:p text:style-name="P1"><text:tab/>Qt Multimedia<text:tab/><text:tab/><text:tab/><text:tab/>提供用于多媒体特定用例的API。</text:p>
      <text:p text:style-name="P1"><text:tab/>Qt Multimedia Widgets<text:tab/><text:tab/>提供基于widget的多媒体API。</text:p>
      <text:list xml:id="list2991529477090882946" text:style-name="L2">
        <text:list-item>
          <text:h text:style-name="P28" text:outline-level="3">入门</text:h>
        </text:list-item>
      </text:list>
      <text:p text:style-name="P4"><text:tab/>可以在.qml文件中使用以下import语句将QML类型导入到应用程序中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6"><text:s text:c="2"/>import QtMultimedia 5.6</text:p>
          </table:table-cell>
        </table:table-row>
      </table:table>
      <text:p text:style-name="P2"><text:tab/><text:span text:style-name="T5">如果您打算在应用程序中使用C ++类，请使用以下指令包含C ++定义：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<text:s/>#include &lt;QtMultimedia&gt;</text:p>
            <text:p text:style-name="P7"><text:s/>#include &lt;QtMultimediaWidgets&gt;</text:p>
          </table:table-cell>
        </table:table-row>
      </table:table>
      <text:p text:style-name="P3"><text:tab/><text:span text:style-name="T6">注意：如果您使用此模块中的几个类，我们建议仅包括这些特定类，而不是模块。</text:span></text:p>
      <text:p text:style-name="P5">要链接到相应的C ++库，请将以下内容添加到qmake项目文件中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8"><text:s text:c="2"/>QT += multimedia multimediawidgets</text:p>
          </table:table-cell>
        </table:table-row>
      </table:table>
      <text:list xml:id="list231408705664472" text:continue-numbering="true" text:style-name="L2">
        <text:list-item>
          <text:h text:style-name="P27" text:outline-level="3">QML类型和C ++类</text:h>
        </text:list-item>
      </text:list>
      <text:p text:style-name="P15"><text:tab/><text:span text:style-name="T3">以下是此模块提供的重要QML类型和C ++类的列表：</text:span>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9"><text:span text:style-name="T7">QML</text:span>类型</text:p>
          </table:table-cell>
          <table:table-cell table:style-name="表格4.B1" office:value-type="string">
            <text:p text:style-name="P9">描述</text:p>
          </table:table-cell>
        </table:table-row>
        <table:table-row>
          <table:table-cell table:style-name="表格4.A2" office:value-type="string">
            <text:p text:style-name="P9">Audio</text:p>
          </table:table-cell>
          <table:table-cell table:style-name="表格4.B2" office:value-type="string">
            <text:p text:style-name="P10">向场景添加音频播放功能</text:p>
          </table:table-cell>
        </table:table-row>
        <table:table-row>
          <table:table-cell table:style-name="表格4.A2" office:value-type="string">
            <text:p text:style-name="P9">Playlist</text:p>
          </table:table-cell>
          <table:table-cell table:style-name="表格4.B2" office:value-type="string">
            <text:p text:style-name="P10">用于指定要播放的媒体列表</text:p>
          </table:table-cell>
        </table:table-row>
        <table:table-row>
          <table:table-cell table:style-name="表格4.A2" office:value-type="string">
            <text:p text:style-name="P9">Camera</text:p>
          </table:table-cell>
          <table:table-cell table:style-name="表格4.B2" office:value-type="string">
            <text:p text:style-name="P10">访问相机取景器框</text:p>
          </table:table-cell>
        </table:table-row>
        <table:table-row>
          <table:table-cell table:style-name="表格4.A2" office:value-type="string">
            <text:p text:style-name="P9">MediaPlayer</text:p>
          </table:table-cell>
          <table:table-cell table:style-name="表格4.B2" office:value-type="string">
            <text:p text:style-name="P10">向场景添加媒体播放功能。它与音频类型相同，但可用于使用VideoOutput类型的视频播放。</text:p>
          </table:table-cell>
        </table:table-row>
        <table:table-row>
          <table:table-cell table:style-name="表格4.A2" office:value-type="string">
            <text:p text:style-name="P9">Radio</text:p>
          </table:table-cell>
          <table:table-cell table:style-name="表格4.B2" office:value-type="string">
            <text:p text:style-name="P10">接入无线电功能</text:p>
          </table:table-cell>
        </table:table-row>
        <table:table-row>
          <table:table-cell table:style-name="表格4.A2" office:value-type="string">
            <text:p text:style-name="P9">Video</text:p>
          </table:table-cell>
          <table:table-cell table:style-name="表格4.B2" office:value-type="string">
            <text:p text:style-name="P10">向场景中添加视频播放功能。它使用MediaPlayer和VideoOutput类型提供视频播放功能。</text:p>
          </table:table-cell>
        </table:table-row>
      </table:table>
      <text:p text:style-name="P16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12">C++类</text:p>
          </table:table-cell>
          <table:table-cell table:style-name="表格5.B1" office:value-type="string">
            <text:p text:style-name="P13">描述</text:p>
          </table:table-cell>
        </table:table-row>
        <table:table-row>
          <table:table-cell table:style-name="表格5.A2" office:value-type="string">
            <text:p text:style-name="P12">QAudioOutput</text:p>
          </table:table-cell>
          <table:table-cell table:style-name="表格5.B2" office:value-type="string">
            <text:p text:style-name="P11">将音频数据发送到音频输出设备</text:p>
          </table:table-cell>
        </table:table-row>
        <text:soft-page-break/>
        <table:table-row>
          <table:table-cell table:style-name="表格5.A2" office:value-type="string">
            <text:p text:style-name="P12">QAudioRecorder</text:p>
          </table:table-cell>
          <table:table-cell table:style-name="表格5.B2" office:value-type="string">
            <text:p text:style-name="P11">从音频源记录多媒体内容</text:p>
          </table:table-cell>
        </table:table-row>
        <table:table-row>
          <table:table-cell table:style-name="表格5.A2" office:value-type="string">
            <text:p text:style-name="P12">QCamera</text:p>
          </table:table-cell>
          <table:table-cell table:style-name="表格5.B2" office:value-type="string">
            <text:p text:style-name="P11">访问相机取景器</text:p>
          </table:table-cell>
        </table:table-row>
        <table:table-row>
          <table:table-cell table:style-name="表格5.A2" office:value-type="string">
            <text:p text:style-name="P12">QCameraImageCapture</text:p>
          </table:table-cell>
          <table:table-cell table:style-name="表格5.B2" office:value-type="string">
            <text:p text:style-name="P11">使用相机拍摄静止图像</text:p>
          </table:table-cell>
        </table:table-row>
        <table:table-row>
          <table:table-cell table:style-name="表格5.A2" office:value-type="string">
            <text:p text:style-name="P12">QMediaRecorder</text:p>
          </table:table-cell>
          <table:table-cell table:style-name="表格5.B2" office:value-type="string">
            <text:p text:style-name="P11">从相机或收音机调谐器源记录媒体内容。</text:p>
          </table:table-cell>
        </table:table-row>
        <table:table-row>
          <table:table-cell table:style-name="表格5.A2" office:value-type="string">
            <text:p text:style-name="P12">QMediaPlayer</text:p>
          </table:table-cell>
          <table:table-cell table:style-name="表格5.B2" office:value-type="string">
            <text:p text:style-name="P11">从媒体播放媒体。</text:p>
          </table:table-cell>
        </table:table-row>
        <table:table-row>
          <table:table-cell table:style-name="表格5.A2" office:value-type="string">
            <text:p text:style-name="P12">QMediaPlaylist</text:p>
          </table:table-cell>
          <table:table-cell table:style-name="表格5.B2" office:value-type="string">
            <text:p text:style-name="P11">要播放的媒体列表。</text:p>
          </table:table-cell>
        </table:table-row>
        <table:table-row>
          <table:table-cell table:style-name="表格5.A2" office:value-type="string">
            <text:p text:style-name="P12">QRadioTuner</text:p>
          </table:table-cell>
          <table:table-cell table:style-name="表格5.B2" office:value-type="string">
            <text:p text:style-name="P11">接入无线电设备。</text:p>
          </table:table-cell>
        </table:table-row>
        <table:table-row>
          <table:table-cell table:style-name="表格5.A2" office:value-type="string">
            <text:p text:style-name="P12">QAbstractVideoSurface</text:p>
          </table:table-cell>
          <table:table-cell table:style-name="表格5.B2" office:value-type="string">
            <text:p text:style-name="P11">视频演示的基类。</text:p>
          </table:table-cell>
        </table:table-row>
      </table:table>
      <text:p text:style-name="P16"/>
      <text:h text:style-name="P26" text:outline-level="2">第<text:span text:style-name="T8">1章 <text:tab/>多媒体Multimedia</text:span></text:h>
      <text:list xml:id="list6610518345704972946" text:style-name="L5">
        <text:list-item>
          <text:h text:style-name="P29" text:outline-level="3">多媒体</text:h>
        </text:list-item>
      </text:list>
      <text:p text:style-name="P20"><text:tab/>Qt中的多媒体支持由Qt多媒体模块提供。 Qt多媒体模块提供了丰富的功能集，使您能够轻松利用平台的多媒体功能，如媒体播放和使用相机和无线电设备。</text:p>
      <text:p text:style-name="P21"><text:tab/><text:span text:style-name="T9">下面是一些Qt多媒体API可以做的例子：</text:span></text:p>
      <text:list xml:id="list5185843311951794527" text:style-name="L4">
        <text:list-item>
          <text:p text:style-name="P22">访问原始音频设备的输入和输出</text:p>
        </text:list-item>
        <text:list-item>
          <text:p text:style-name="P22">播放低延迟声音效果</text:p>
        </text:list-item>
        <text:list-item>
          <text:p text:style-name="P22">播放播放列表中的媒体文件（例如压缩的音频或视频文件）</text:p>
        </text:list-item>
        <text:list-item>
          <text:p text:style-name="P22">录制音频并压缩</text:p>
        </text:list-item>
        <text:list-item>
          <text:p text:style-name="P22">调谐和收听广播电台</text:p>
        </text:list-item>
        <text:list-item>
          <text:p text:style-name="P22">使用相机，包括取景器，图像捕捉和动画录制</text:p>
        </text:list-item>
        <text:list-item>
          <text:p text:style-name="P22">使用Qt音频引擎播放3D位置音频</text:p>
        </text:list-item>
        <text:list-item>
          <text:p text:style-name="P22">将音频媒体文件解码到内存中进行处理</text:p>
        </text:list-item>
        <text:list-item>
          <text:p text:style-name="P22">在播放或记录时访问视频帧或音频缓冲区</text:p>
        </text:list-item>
      </text:list>
      <text:list xml:id="list7762321209213452657" text:style-name="L6">
        <text:list-item>
          <text:h text:style-name="P30" text:outline-level="3">多媒体内容</text:h>
        </text:list-item>
      </text:list>
      <text:p text:style-name="P23"><text:tab/><text:span text:style-name="T4">Qt的多媒体API分为四个主要组成部分：</text:span></text:p>
      <text:list xml:id="list7342982006222479659" text:style-name="L7">
        <text:list-item>
          <text:p text:style-name="P17">音频</text:p>
        </text:list-item>
        <text:list-item>
          <text:p text:style-name="P17"><text:soft-page-break/>视频</text:p>
        </text:list-item>
        <text:list-item>
          <text:p text:style-name="P17">相机</text:p>
        </text:list-item>
        <text:list-item>
          <text:p text:style-name="P17">无线电</text:p>
        </text:list-item>
      </text:list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Fallback" style:font-family-complex="'Droid Sans Fallback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00000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19:40:03.188065825</meta:creation-date>
    <dc:date>2016-11-20T21:00:50.082136161</dc:date>
    <meta:editing-duration>PT2H30M57S</meta:editing-duration>
    <meta:editing-cycles>30</meta:editing-cycles>
    <meta:generator>LibreOffice/5.1.4.2$Linux_X86_64 LibreOffice_project/10m0$Build-2</meta:generator>
    <meta:document-statistic meta:table-count="5" meta:image-count="0" meta:object-count="0" meta:page-count="3" meta:paragraph-count="69" meta:word-count="790" meta:character-count="1219" meta:non-whitespace-character-count="1174"/>
  </office:meta>
</office:document-meta>
</file>